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1.1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/>
    <style:style style:name="ce5" style:family="table-cell" style:parent-style-name="Default" style:data-style-name="N122"/>
    <style:style style:name="ce8" style:family="table-cell" style:parent-style-name="Default" style:data-style-name="N81"/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Kosten und Laufzei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Benchmark</text:p>
          </table:table-cell>
          <table:table-cell table:style-name="ce1" office:value-type="string" calcext:value-type="string" table:number-columns-spanned="7" table:number-rows-spanned="1">
            <text:p>Placement</text:p>
          </table:table-cell>
          <table:covered-table-cell/>
          <table:covered-table-cell table:style-name="ce1"/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3"/>
          <table:table-cell table:style-name="ce1" office:value-type="string" calcext:value-type="string" table:number-columns-spanned="4" table:number-rows-spanned="1">
            <text:p>Routing</text:p>
          </table:table-cell>
          <table:covered-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ZFT</text:p>
          </table:table-cell>
          <table:covered-table-cell/>
          <table:table-cell table:style-name="ce1" office:value-type="string" calcext:value-type="string" table:number-columns-spanned="2" table:number-rows-spanned="1">
            <text:p>Random</text:p>
          </table:table-cell>
          <table:covered-table-cell/>
          <table:table-cell table:style-name="ce2" office:value-type="string" calcext:value-type="string">
            <text:p>VPR</text:p>
          </table:table-cell>
          <table:table-cell table:style-name="ce1" office:value-type="string" calcext:value-type="string" table:number-columns-spanned="3" table:number-rows-spanned="1">
            <text:p>Diff</text:p>
          </table:table-cell>
          <table:covered-table-cell table:number-columns-repeated="2" table:style-name="Default"/>
          <table:table-cell table:number-columns-repeated="3"/>
          <table:table-cell table:style-name="ce1" office:value-type="string" calcext:value-type="string" table:number-columns-spanned="2" table:number-rows-spanned="1">
            <text:p>Init</text:p>
          </table:table-cell>
          <table:covered-table-cell/>
          <table:table-cell table:style-name="ce1" office:value-type="string" calcext:value-type="string" table:number-columns-spanned="2" table:number-rows-spanned="1">
            <text:p>VPR</text:p>
          </table:table-cell>
          <table:covered-table-cell/>
        </table:table-row>
        <table:table-row table:style-name="ro1">
          <table:covered-table-cell/>
          <table:table-cell table:style-name="ce2" office:value-type="string" calcext:value-type="string">
            <text:p>Time (ms)</text:p>
          </table:table-cell>
          <table:table-cell table:style-name="ce2" office:value-type="string" calcext:value-type="string">
            <text:p>Score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core</text:p>
          </table:table-cell>
          <table:table-cell table:style-name="ce2" office:value-type="string" calcext:value-type="string">
            <text:p>Score</text:p>
          </table:table-cell>
          <table:table-cell table:style-name="Default" office:value-type="string" calcext:value-type="string">
            <text:p>Init/Random</text:p>
          </table:table-cell>
          <table:table-cell table:style-name="ce2" office:value-type="string" calcext:value-type="string">
            <text:p>Init/VPR</text:p>
          </table:table-cell>
          <table:table-cell table:style-name="Default" office:value-type="string" calcext:value-type="string">
            <text:p>Time init/random</text:p>
          </table:table-cell>
          <table:table-cell table:number-columns-repeated="3"/>
          <table:table-cell office:value-type="string" calcext:value-type="string">
            <text:p>Channel W.</text:p>
          </table:table-cell>
          <table:table-cell office:value-type="string" calcext:value-type="string">
            <text:p>Critical P.</text:p>
          </table:table-cell>
          <table:table-cell office:value-type="string" calcext:value-type="string">
            <text:p>Channel W.</text:p>
          </table:table-cell>
          <table:table-cell office:value-type="string" calcext:value-type="string">
            <text:p>Critical P.</text:p>
          </table:table-cell>
        </table:table-row>
        <table:table-row table:style-name="ro1">
          <table:table-cell office:value-type="string" calcext:value-type="string">
            <text:p>alu4</text:p>
          </table:table-cell>
          <table:table-cell office:value-type="float" office:value="22347" calcext:value-type="float">
            <text:p>22347</text:p>
          </table:table-cell>
          <table:table-cell office:value-type="float" office:value="390.582" calcext:value-type="float">
            <text:p>390.582</text:p>
          </table:table-cell>
          <table:table-cell office:value-type="float" office:value="22389" calcext:value-type="float">
            <text:p>22389</text:p>
          </table:table-cell>
          <table:table-cell office:value-type="float" office:value="391.755" calcext:value-type="float">
            <text:p>391.755</text:p>
          </table:table-cell>
          <table:table-cell office:value-type="float" office:value="190.135" calcext:value-type="float">
            <text:p>190.135</text:p>
          </table:table-cell>
          <table:table-cell table:formula="of:=[.C4]/[.E4]*100-100" office:value-type="float" office:value="-0.299421832522881" calcext:value-type="float">
            <text:p>-0.30</text:p>
          </table:table-cell>
          <table:table-cell table:formula="of:=[.F4]/[.C4]*100-100" office:value-type="float" office:value="-51.3200813145511" calcext:value-type="float">
            <text:p>-51.32</text:p>
          </table:table-cell>
          <table:table-cell table:formula="of:=[.B4]/[.D4]*100-100" office:value-type="float" office:value="-0.187592121130905" calcext:value-type="float">
            <text:p>-0.19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1.53888e-07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2</text:p>
          </table:table-cell>
          <table:table-cell office:value-type="float" office:value="35065" calcext:value-type="float">
            <text:p>35065</text:p>
          </table:table-cell>
          <table:table-cell office:value-type="float" office:value="538.017" calcext:value-type="float">
            <text:p>538.017</text:p>
          </table:table-cell>
          <table:table-cell office:value-type="float" office:value="31763" calcext:value-type="float">
            <text:p>31763</text:p>
          </table:table-cell>
          <table:table-cell office:value-type="float" office:value="531.647" calcext:value-type="float">
            <text:p>531.647</text:p>
          </table:table-cell>
          <table:table-cell office:value-type="float" office:value="269.765" calcext:value-type="float">
            <text:p>269.765</text:p>
          </table:table-cell>
          <table:table-cell table:formula="of:=[.C5]/[.E5]*100-100" office:value-type="float" office:value="1.19816344303645" calcext:value-type="float">
            <text:p>1.20</text:p>
          </table:table-cell>
          <table:table-cell table:formula="of:=[.F5]/[.C5]*100-100" office:value-type="float" office:value="-49.8593910601338" calcext:value-type="float">
            <text:p>-49.86</text:p>
          </table:table-cell>
          <table:table-cell table:formula="of:=[.B5]/[.D5]*100-100" office:value-type="float" office:value="10.3957434751126" calcext:value-type="float">
            <text:p>10.4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2.00583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4</text:p>
          </table:table-cell>
          <table:table-cell office:value-type="float" office:value="13855" calcext:value-type="float">
            <text:p>13855</text:p>
          </table:table-cell>
          <table:table-cell office:value-type="float" office:value="310.617" calcext:value-type="float">
            <text:p>310.617</text:p>
          </table:table-cell>
          <table:table-cell office:value-type="float" office:value="13833" calcext:value-type="float">
            <text:p>13833</text:p>
          </table:table-cell>
          <table:table-cell office:value-type="float" office:value="299.461" calcext:value-type="float">
            <text:p>299.461</text:p>
          </table:table-cell>
          <table:table-cell office:value-type="float" office:value="179.329" calcext:value-type="float">
            <text:p>179.329</text:p>
          </table:table-cell>
          <table:table-cell table:formula="of:=[.C6]/[.E6]*100-100" office:value-type="float" office:value="3.72535989661425" calcext:value-type="float">
            <text:p>3.73</text:p>
          </table:table-cell>
          <table:table-cell table:formula="of:=[.F6]/[.C6]*100-100" office:value-type="float" office:value="-42.2668430897214" calcext:value-type="float">
            <text:p>-42.27</text:p>
          </table:table-cell>
          <table:table-cell table:formula="of:=[.B6]/[.D6]*100-100" office:value-type="float" office:value="0.159039976866907" calcext:value-type="float">
            <text:p>0.1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<text:s/>1.4685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key</text:p>
          </table:table-cell>
          <table:table-cell office:value-type="float" office:value="16534" calcext:value-type="float">
            <text:p>16534</text:p>
          </table:table-cell>
          <table:table-cell office:value-type="float" office:value="505.461" calcext:value-type="float">
            <text:p>505.461</text:p>
          </table:table-cell>
          <table:table-cell office:value-type="float" office:value="15362" calcext:value-type="float">
            <text:p>15362</text:p>
          </table:table-cell>
          <table:table-cell office:value-type="float" office:value="515.345" calcext:value-type="float">
            <text:p>515.345</text:p>
          </table:table-cell>
          <table:table-cell office:value-type="float" office:value="185.977" calcext:value-type="float">
            <text:p>185.977</text:p>
          </table:table-cell>
          <table:table-cell table:formula="of:=[.C7]/[.E7]*100-100" office:value-type="float" office:value="-1.91793846840467" calcext:value-type="float">
            <text:p>-1.92</text:p>
          </table:table-cell>
          <table:table-cell table:formula="of:=[.F7]/[.C7]*100-100" office:value-type="float" office:value="-63.2064590542099" calcext:value-type="float">
            <text:p>-63.21</text:p>
          </table:table-cell>
          <table:table-cell table:formula="of:=[.B7]/[.D7]*100-100" office:value-type="float" office:value="7.62921494597057" calcext:value-type="float">
            <text:p>7.6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1.14366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ma</text:p>
          </table:table-cell>
          <table:table-cell office:value-type="float" office:value="408551" calcext:value-type="float">
            <text:p>408551</text:p>
          </table:table-cell>
          <table:table-cell office:value-type="float" office:value="3555.85" calcext:value-type="float">
            <text:p>3555.85</text:p>
          </table:table-cell>
          <table:table-cell office:value-type="float" office:value="507620" calcext:value-type="float">
            <text:p>507620</text:p>
          </table:table-cell>
          <table:table-cell office:value-type="float" office:value="3493.84" calcext:value-type="float">
            <text:p>3493.84</text:p>
          </table:table-cell>
          <table:table-cell office:value-type="float" office:value="1387.05" calcext:value-type="float">
            <text:p>1387.05</text:p>
          </table:table-cell>
          <table:table-cell table:formula="of:=[.C8]/[.E8]*100-100" office:value-type="float" office:value="1.77483800059532" calcext:value-type="float">
            <text:p>1.77</text:p>
          </table:table-cell>
          <table:table-cell table:formula="of:=[.F8]/[.C8]*100-100" office:value-type="float" office:value="-60.992449062812" calcext:value-type="float">
            <text:p>-60.99</text:p>
          </table:table-cell>
          <table:table-cell table:formula="of:=[.B8]/[.D8]*100-100" office:value-type="float" office:value="-19.5163705133761" calcext:value-type="float">
            <text:p>-19.5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4.11026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</text:p>
          </table:table-cell>
          <table:table-cell office:value-type="float" office:value="2272" calcext:value-type="float">
            <text:p>2272</text:p>
          </table:table-cell>
          <table:table-cell office:value-type="float" office:value="368.297" calcext:value-type="float">
            <text:p>368.297</text:p>
          </table:table-cell>
          <table:table-cell office:value-type="float" office:value="1858" calcext:value-type="float">
            <text:p>1858</text:p>
          </table:table-cell>
          <table:table-cell office:value-type="float" office:value="368.784" calcext:value-type="float">
            <text:p>368.784</text:p>
          </table:table-cell>
          <table:table-cell office:value-type="float" office:value="227.843" calcext:value-type="float">
            <text:p>227.843</text:p>
          </table:table-cell>
          <table:table-cell table:formula="of:=[.C9]/[.E9]*100-100" office:value-type="float" office:value="-0.132055620634304" calcext:value-type="float">
            <text:p>-0.13</text:p>
          </table:table-cell>
          <table:table-cell table:formula="of:=[.F9]/[.C9]*100-100" office:value-type="float" office:value="-38.1360695308406" calcext:value-type="float">
            <text:p>-38.14</text:p>
          </table:table-cell>
          <table:table-cell table:formula="of:=[.B9]/[.D9]*100-100" office:value-type="float" office:value="22.2820236813778" calcext:value-type="float">
            <text:p>22.2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1.28741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q</text:p>
          </table:table-cell>
          <table:table-cell office:value-type="float" office:value="26617" calcext:value-type="float">
            <text:p>26617</text:p>
          </table:table-cell>
          <table:table-cell office:value-type="float" office:value="385.295" calcext:value-type="float">
            <text:p>385.295</text:p>
          </table:table-cell>
          <table:table-cell office:value-type="float" office:value="25555" calcext:value-type="float">
            <text:p>25555</text:p>
          </table:table-cell>
          <table:table-cell office:value-type="float" office:value="385.582" calcext:value-type="float">
            <text:p>385.582</text:p>
          </table:table-cell>
          <table:table-cell office:value-type="float" office:value="146.394" calcext:value-type="float">
            <text:p>146.394</text:p>
          </table:table-cell>
          <table:table-cell table:formula="of:=[.C10]/[.E10]*100-100" office:value-type="float" office:value="-0.0744329351473851" calcext:value-type="float">
            <text:p>-0.07</text:p>
          </table:table-cell>
          <table:table-cell table:formula="of:=[.F10]/[.C10]*100-100" office:value-type="float" office:value="-62.0046976991656" calcext:value-type="float">
            <text:p>-62.00</text:p>
          </table:table-cell>
          <table:table-cell table:formula="of:=[.B10]/[.D10]*100-100" office:value-type="float" office:value="4.15574251614166" calcext:value-type="float">
            <text:p>4.1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1.84201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ip</text:p>
          </table:table-cell>
          <table:table-cell office:value-type="float" office:value="22176" calcext:value-type="float">
            <text:p>22176</text:p>
          </table:table-cell>
          <table:table-cell office:value-type="float" office:value="456.205" calcext:value-type="float">
            <text:p>456.205</text:p>
          </table:table-cell>
          <table:table-cell office:value-type="float" office:value="20358" calcext:value-type="float">
            <text:p>20358</text:p>
          </table:table-cell>
          <table:table-cell office:value-type="float" office:value="460.81" calcext:value-type="float">
            <text:p>460.81</text:p>
          </table:table-cell>
          <table:table-cell office:value-type="float" office:value="169.991" calcext:value-type="float">
            <text:p>169.991</text:p>
          </table:table-cell>
          <table:table-cell table:formula="of:=[.C11]/[.E11]*100-100" office:value-type="float" office:value="-0.999327271543592" calcext:value-type="float">
            <text:p>-1.00</text:p>
          </table:table-cell>
          <table:table-cell table:formula="of:=[.F11]/[.C11]*100-100" office:value-type="float" office:value="-62.7380234762881" calcext:value-type="float">
            <text:p>-62.74</text:p>
          </table:table-cell>
          <table:table-cell table:formula="of:=[.B11]/[.D11]*100-100" office:value-type="float" office:value="8.93015030946064" calcext:value-type="float">
            <text:p>8.9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9.21452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346639" calcext:value-type="float">
            <text:p>346639</text:p>
          </table:table-cell>
          <table:table-cell office:value-type="float" office:value="1256.4" calcext:value-type="float">
            <text:p>1256.4</text:p>
          </table:table-cell>
          <table:table-cell office:value-type="float" office:value="319950" calcext:value-type="float">
            <text:p>319950</text:p>
          </table:table-cell>
          <table:table-cell office:value-type="float" office:value="1314.94" calcext:value-type="float">
            <text:p>1314.94</text:p>
          </table:table-cell>
          <table:table-cell office:value-type="float" office:value="457.203" calcext:value-type="float">
            <text:p>457.203</text:p>
          </table:table-cell>
          <table:table-cell table:formula="of:=[.C12]/[.E12]*100-100" office:value-type="float" office:value="-4.45191415577897" calcext:value-type="float">
            <text:p>-4.45</text:p>
          </table:table-cell>
          <table:table-cell table:formula="of:=[.F12]/[.C12]*100-100" office:value-type="float" office:value="-63.610076408787" calcext:value-type="float">
            <text:p>-63.61</text:p>
          </table:table-cell>
          <table:table-cell table:formula="of:=[.B12]/[.D12]*100-100" office:value-type="float" office:value="8.34161587748086" calcext:value-type="float">
            <text:p>8.3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2.55168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5p</text:p>
          </table:table-cell>
          <table:table-cell office:value-type="float" office:value="18487" calcext:value-type="float">
            <text:p>18487</text:p>
          </table:table-cell>
          <table:table-cell office:value-type="float" office:value="268.953" calcext:value-type="float">
            <text:p>268.953</text:p>
          </table:table-cell>
          <table:table-cell office:value-type="float" office:value="16410" calcext:value-type="float">
            <text:p>16410</text:p>
          </table:table-cell>
          <table:table-cell office:value-type="float" office:value="276.82" calcext:value-type="float">
            <text:p>276.82</text:p>
          </table:table-cell>
          <table:table-cell office:value-type="float" office:value="162.012" calcext:value-type="float">
            <text:p>162.012</text:p>
          </table:table-cell>
          <table:table-cell table:formula="of:=[.C13]/[.E13]*100-100" office:value-type="float" office:value="-2.84191893649304" calcext:value-type="float">
            <text:p>-2.84</text:p>
          </table:table-cell>
          <table:table-cell table:formula="of:=[.F13]/[.C13]*100-100" office:value-type="float" office:value="-39.7619658453336" calcext:value-type="float">
            <text:p>-39.76</text:p>
          </table:table-cell>
          <table:table-cell table:formula="of:=[.B13]/[.D13]*100-100" office:value-type="float" office:value="12.6569165143205" calcext:value-type="float">
            <text:p>12.6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1.28594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1010</text:p>
          </table:table-cell>
          <table:table-cell office:value-type="float" office:value="123064" calcext:value-type="float">
            <text:p>123064</text:p>
          </table:table-cell>
          <table:table-cell office:value-type="float" office:value="1266.36" calcext:value-type="float">
            <text:p>1266.36</text:p>
          </table:table-cell>
          <table:table-cell office:value-type="float" office:value="108375" calcext:value-type="float">
            <text:p>108375</text:p>
          </table:table-cell>
          <table:table-cell office:value-type="float" office:value="1239.9" calcext:value-type="float">
            <text:p>1239.9</text:p>
          </table:table-cell>
          <table:table-cell office:value-type="float" office:value="655.429" calcext:value-type="float">
            <text:p>655.429</text:p>
          </table:table-cell>
          <table:table-cell table:formula="of:=[.C14]/[.E14]*100-100" office:value-type="float" office:value="2.13404306798934" calcext:value-type="float">
            <text:p>2.13</text:p>
          </table:table-cell>
          <table:table-cell table:formula="of:=[.F14]/[.C14]*100-100" office:value-type="float" office:value="-48.2430746391232" calcext:value-type="float">
            <text:p>-48.24</text:p>
          </table:table-cell>
          <table:table-cell table:formula="of:=[.B14]/[.D14]*100-100" office:value-type="float" office:value="13.5538638985006" calcext:value-type="float">
            <text:p>13.5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2.86546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sc</text:p>
          </table:table-cell>
          <table:table-cell office:value-type="float" office:value="138902" calcext:value-type="float">
            <text:p>138902</text:p>
          </table:table-cell>
          <table:table-cell office:value-type="float" office:value="1245.97" calcext:value-type="float">
            <text:p>1245.97</text:p>
          </table:table-cell>
          <table:table-cell office:value-type="float" office:value="142276" calcext:value-type="float">
            <text:p>142276</text:p>
          </table:table-cell>
          <table:table-cell office:value-type="float" office:value="1359.29" calcext:value-type="float">
            <text:p>1359.29</text:p>
          </table:table-cell>
          <table:table-cell office:value-type="float" office:value="515.59" calcext:value-type="float">
            <text:p>515.59</text:p>
          </table:table-cell>
          <table:table-cell table:formula="of:=[.C15]/[.E15]*100-100" office:value-type="float" office:value="-8.33670519168095" calcext:value-type="float">
            <text:p>-8.34</text:p>
          </table:table-cell>
          <table:table-cell table:formula="of:=[.F15]/[.C15]*100-100" office:value-type="float" office:value="-58.6193889098453" calcext:value-type="float">
            <text:p>-58.62</text:p>
          </table:table-cell>
          <table:table-cell table:formula="of:=[.B15]/[.D15]*100-100" office:value-type="float" office:value="-2.3714470465855" calcext:value-type="float">
            <text:p>-2.3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<text:s/>3.00708e-07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misex3</text:p>
          </table:table-cell>
          <table:table-cell office:value-type="float" office:value="14292" calcext:value-type="float">
            <text:p>14292</text:p>
          </table:table-cell>
          <table:table-cell office:value-type="float" office:value="340.409" calcext:value-type="float">
            <text:p>340.409</text:p>
          </table:table-cell>
          <table:table-cell office:value-type="float" office:value="10634" calcext:value-type="float">
            <text:p>10634</text:p>
          </table:table-cell>
          <table:table-cell office:value-type="float" office:value="337.241" calcext:value-type="float">
            <text:p>337.241</text:p>
          </table:table-cell>
          <table:table-cell office:value-type="float" office:value="190.205" calcext:value-type="float">
            <text:p>190.205</text:p>
          </table:table-cell>
          <table:table-cell table:formula="of:=[.C16]/[.E16]*100-100" office:value-type="float" office:value="0.939387559638362" calcext:value-type="float">
            <text:p>0.94</text:p>
          </table:table-cell>
          <table:table-cell table:formula="of:=[.F16]/[.C16]*100-100" office:value-type="float" office:value="-44.1245677993238" calcext:value-type="float">
            <text:p>-44.12</text:p>
          </table:table-cell>
          <table:table-cell table:formula="of:=[.B16]/[.D16]*100-100" office:value-type="float" office:value="34.399097235283" calcext:value-type="float">
            <text:p>34.4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<text:s/>1.34353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c</text:p>
          </table:table-cell>
          <table:table-cell office:value-type="float" office:value="213463" calcext:value-type="float">
            <text:p>213463</text:p>
          </table:table-cell>
          <table:table-cell office:value-type="float" office:value="1731.39" calcext:value-type="float">
            <text:p>1731.39</text:p>
          </table:table-cell>
          <table:table-cell office:value-type="float" office:value="158013" calcext:value-type="float">
            <text:p>158013</text:p>
          </table:table-cell>
          <table:table-cell office:value-type="float" office:value="1725.91" calcext:value-type="float">
            <text:p>1725.91</text:p>
          </table:table-cell>
          <table:table-cell office:value-type="float" office:value="898.44" calcext:value-type="float">
            <text:p>898.44</text:p>
          </table:table-cell>
          <table:table-cell table:formula="of:=[.C17]/[.E17]*100-100" office:value-type="float" office:value="0.317513659460801" calcext:value-type="float">
            <text:p>0.32</text:p>
          </table:table-cell>
          <table:table-cell table:formula="of:=[.F17]/[.C17]*100-100" office:value-type="float" office:value="-48.1087449967945" calcext:value-type="float">
            <text:p>-48.11</text:p>
          </table:table-cell>
          <table:table-cell table:formula="of:=[.B17]/[.D17]*100-100" office:value-type="float" office:value="35.0920493883415" calcext:value-type="float">
            <text:p>35.0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3.16524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98</text:p>
          </table:table-cell>
          <table:table-cell office:value-type="float" office:value="50932" calcext:value-type="float">
            <text:p>50932</text:p>
          </table:table-cell>
          <table:table-cell office:value-type="float" office:value="538.604" calcext:value-type="float">
            <text:p>538.604</text:p>
          </table:table-cell>
          <table:table-cell office:value-type="float" office:value="48419" calcext:value-type="float">
            <text:p>48419</text:p>
          </table:table-cell>
          <table:table-cell office:value-type="float" office:value="538.008" calcext:value-type="float">
            <text:p>538.008</text:p>
          </table:table-cell>
          <table:table-cell office:value-type="float" office:value="203.949" calcext:value-type="float">
            <text:p>203.949</text:p>
          </table:table-cell>
          <table:table-cell table:formula="of:=[.C18]/[.E18]*100-100" office:value-type="float" office:value="0.110779021873284" calcext:value-type="float">
            <text:p>0.11</text:p>
          </table:table-cell>
          <table:table-cell table:formula="of:=[.F18]/[.C18]*100-100" office:value-type="float" office:value="-62.1337754639773" calcext:value-type="float">
            <text:p>-62.13</text:p>
          </table:table-cell>
          <table:table-cell table:formula="of:=[.B18]/[.D18]*100-100" office:value-type="float" office:value="5.19011131993639" calcext:value-type="float">
            <text:p>5.19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2.97329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8417</text:p>
          </table:table-cell>
          <table:table-cell office:value-type="float" office:value="210034" calcext:value-type="float">
            <text:p>210034</text:p>
          </table:table-cell>
          <table:table-cell office:value-type="float" office:value="1977.98" calcext:value-type="float">
            <text:p>1977.98</text:p>
          </table:table-cell>
          <table:table-cell office:value-type="float" office:value="187441" calcext:value-type="float">
            <text:p>187441</text:p>
          </table:table-cell>
          <table:table-cell office:value-type="float" office:value="1893.73" calcext:value-type="float">
            <text:p>1893.73</text:p>
          </table:table-cell>
          <table:table-cell office:value-type="float" office:value="671.75" calcext:value-type="float">
            <text:p>671.75</text:p>
          </table:table-cell>
          <table:table-cell table:formula="of:=[.C19]/[.E19]*100-100" office:value-type="float" office:value="4.4488918694851" calcext:value-type="float">
            <text:p>4.45</text:p>
          </table:table-cell>
          <table:table-cell table:formula="of:=[.F19]/[.C19]*100-100" office:value-type="float" office:value="-66.0385848188556" calcext:value-type="float">
            <text:p>-66.04</text:p>
          </table:table-cell>
          <table:table-cell table:formula="of:=[.B19]/[.D19]*100-100" office:value-type="float" office:value="12.0533928009347" calcext:value-type="float">
            <text:p>12.0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2.80717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8584.1</text:p>
          </table:table-cell>
          <table:table-cell office:value-type="float" office:value="1179389" calcext:value-type="float">
            <text:p>1179389</text:p>
          </table:table-cell>
          <table:table-cell office:value-type="float" office:value="2621.59" calcext:value-type="float">
            <text:p>2621.59</text:p>
          </table:table-cell>
          <table:table-cell office:value-type="float" office:value="884384" calcext:value-type="float">
            <text:p>884384</text:p>
          </table:table-cell>
          <table:table-cell office:value-type="float" office:value="2701.24" calcext:value-type="float">
            <text:p>2701.24</text:p>
          </table:table-cell>
          <table:table-cell office:value-type="float" office:value="657.87" calcext:value-type="float">
            <text:p>657.87</text:p>
          </table:table-cell>
          <table:table-cell table:formula="of:=[.C20]/[.E20]*100-100" office:value-type="float" office:value="-2.94864580711079" calcext:value-type="float">
            <text:p>-2.95</text:p>
          </table:table-cell>
          <table:table-cell table:formula="of:=[.F20]/[.C20]*100-100" office:value-type="float" office:value="-74.9056870067402" calcext:value-type="float">
            <text:p>-74.91</text:p>
          </table:table-cell>
          <table:table-cell table:formula="of:=[.B20]/[.D20]*100-100" office:value-type="float" office:value="33.3571163657416" calcext:value-type="float">
            <text:p>33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3346" calcext:value-type="float">
            <text:p>33346</text:p>
          </table:table-cell>
          <table:table-cell office:value-type="float" office:value="465.327" calcext:value-type="float">
            <text:p>465.327</text:p>
          </table:table-cell>
          <table:table-cell office:value-type="float" office:value="35338" calcext:value-type="float">
            <text:p>35338</text:p>
          </table:table-cell>
          <table:table-cell office:value-type="float" office:value="464.718" calcext:value-type="float">
            <text:p>464.718</text:p>
          </table:table-cell>
          <table:table-cell office:value-type="float" office:value="247.658" calcext:value-type="float">
            <text:p>247.658</text:p>
          </table:table-cell>
          <table:table-cell table:formula="of:=[.C21]/[.E21]*100-100" office:value-type="float" office:value="0.131047215730831" calcext:value-type="float">
            <text:p>0.13</text:p>
          </table:table-cell>
          <table:table-cell table:formula="of:=[.F21]/[.C21]*100-100" office:value-type="float" office:value="-46.7776423891156" calcext:value-type="float">
            <text:p>-46.78</text:p>
          </table:table-cell>
          <table:table-cell table:formula="of:=[.B21]/[.D21]*100-100" office:value-type="float" office:value="-5.63699134076632" calcext:value-type="float">
            <text:p>-5.64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1.39489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a</text:p>
          </table:table-cell>
          <table:table-cell office:value-type="float" office:value="101775" calcext:value-type="float">
            <text:p>101775</text:p>
          </table:table-cell>
          <table:table-cell office:value-type="float" office:value="1188.14" calcext:value-type="float">
            <text:p>1188.14</text:p>
          </table:table-cell>
          <table:table-cell office:value-type="float" office:value="98363" calcext:value-type="float">
            <text:p>98363</text:p>
          </table:table-cell>
          <table:table-cell office:value-type="float" office:value="1218.62" calcext:value-type="float">
            <text:p>1218.62</text:p>
          </table:table-cell>
          <table:table-cell office:value-type="float" office:value="593.969" calcext:value-type="float">
            <text:p>593.969</text:p>
          </table:table-cell>
          <table:table-cell table:formula="of:=[.C22]/[.E22]*100-100" office:value-type="float" office:value="-2.50118987050925" calcext:value-type="float">
            <text:p>-2.50</text:p>
          </table:table-cell>
          <table:table-cell table:formula="of:=[.F22]/[.C22]*100-100" office:value-type="float" office:value="-50.0085006817378" calcext:value-type="float">
            <text:p>-50.01</text:p>
          </table:table-cell>
          <table:table-cell table:formula="of:=[.B22]/[.D22]*100-100" office:value-type="float" office:value="3.46878399398147" calcext:value-type="float">
            <text:p>3.4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2.63932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ng</text:p>
          </table:table-cell>
          <table:table-cell office:value-type="float" office:value="8084" calcext:value-type="float">
            <text:p>8084</text:p>
          </table:table-cell>
          <table:table-cell office:value-type="float" office:value="213.566" calcext:value-type="float">
            <text:p>213.566</text:p>
          </table:table-cell>
          <table:table-cell office:value-type="float" office:value="8445" calcext:value-type="float">
            <text:p>8445</text:p>
          </table:table-cell>
          <table:table-cell office:value-type="float" office:value="230.618" calcext:value-type="float">
            <text:p>230.618</text:p>
          </table:table-cell>
          <table:table-cell office:value-type="float" office:value="92.0471" calcext:value-type="float">
            <text:p>92.0471</text:p>
          </table:table-cell>
          <table:table-cell table:formula="of:=[.C23]/[.E23]*100-100" office:value-type="float" office:value="-7.39404556452662" calcext:value-type="float">
            <text:p>-7.39</text:p>
          </table:table-cell>
          <table:table-cell table:formula="of:=[.F23]/[.C23]*100-100" office:value-type="float" office:value="-56.8999278911437" calcext:value-type="float">
            <text:p>-56.90</text:p>
          </table:table-cell>
          <table:table-cell table:formula="of:=[.B23]/[.D23]*100-100" office:value-type="float" office:value="-4.27471876850207" calcext:value-type="float">
            <text:p>-4.2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1.09238e-07</text:p>
          </table:table-cell>
          <table:table-cell table:number-columns-repeated="2"/>
        </table:table-row>
      </table:table>
      <table:table table:name="Routing" table:style-name="ta1"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column table:style-name="co1" table:number-columns-repeated="4" table:default-cell-style-name="ce4"/>
        <table:table-row table:style-name="ro1">
          <table:table-cell table:style-name="ce1" office:value-type="string" calcext:value-type="string" table:number-columns-spanned="1" table:number-rows-spanned="3">
            <text:p>Benchmark</text:p>
          </table:table-cell>
          <table:table-cell table:style-name="ce1" office:value-type="string" calcext:value-type="string" table:number-columns-spanned="7" table:number-rows-spanned="1">
            <text:p>Routing</text:p>
          </table:table-cell>
          <table:covered-table-cell table:style-name="Default"/>
          <table:covered-table-cell table:style-name="ce1"/>
          <table:covered-table-cell table:number-columns-repeated="4" table:style-name="Default"/>
          <table:table-cell table:style-name="Default"/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ZFT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VPR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Diff</text:p>
          </table:table-cell>
          <table:covered-table-cell table:style-name="ce1"/>
          <table:table-cell table:style-name="Default" table:number-columns-repeated="2"/>
        </table:table-row>
        <table:table-row table:style-name="ro1">
          <table:covered-table-cell/>
          <table:table-cell office:value-type="string" calcext:value-type="string">
            <text:p>Channel W.</text:p>
          </table:table-cell>
          <table:table-cell table:style-name="Default" office:value-type="string" calcext:value-type="string">
            <text:p>Critical P.</text:p>
          </table:table-cell>
          <table:table-cell office:value-type="string" calcext:value-type="string">
            <text:p>Channel W.</text:p>
          </table:table-cell>
          <table:table-cell table:style-name="Default" office:value-type="string" calcext:value-type="string">
            <text:p>Critical P.</text:p>
          </table:table-cell>
          <table:table-cell table:style-name="ce2" office:value-type="string" calcext:value-type="string">
            <text:p>CW</text:p>
          </table:table-cell>
          <table:table-cell table:style-name="Default" office:value-type="string" calcext:value-type="string">
            <text:p>CP</text:p>
          </table:table-cell>
          <table:table-cell table:style-name="ce2"/>
          <table:table-cell table:style-name="Default"/>
        </table:table-row>
        <table:table-row table:style-name="ro1">
          <table:table-cell office:value-type="string" calcext:value-type="string">
            <text:p>alu4</text:p>
          </table:table-cell>
          <table:table-cell office:value-type="float" office:value="22" calcext:value-type="float">
            <text:p>22</text:p>
          </table:table-cell>
          <table:table-cell office:value-type="float" office:value="0.000000153888" calcext:value-type="float">
            <text:p>1.54E-07</text:p>
          </table:table-cell>
          <table:table-cell office:value-type="float" office:value="11" calcext:value-type="float">
            <text:p>11</text:p>
          </table:table-cell>
          <table:table-cell office:value-type="float" office:value="0.000000111566" calcext:value-type="float">
            <text:p>1.12E-07</text:p>
          </table:table-cell>
          <table:table-cell table:formula="of:=[.D4]/[.B4]*100-100" office:value-type="float" office:value="-50" calcext:value-type="float">
            <text:p>-50.00</text:p>
          </table:table-cell>
          <table:table-cell table:formula="of:=[.E4]/[.C4]*100-100" office:value-type="float" office:value="-27.5018195050946" calcext:value-type="float">
            <text:p>-27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2</text:p>
          </table:table-cell>
          <table:table-cell office:value-type="float" office:value="24" calcext:value-type="float">
            <text:p>24</text:p>
          </table:table-cell>
          <table:table-cell office:value-type="float" office:value="0.000000200583" calcext:value-type="float">
            <text:p>2.01E-07</text:p>
          </table:table-cell>
          <table:table-cell office:value-type="float" office:value="12" calcext:value-type="float">
            <text:p>12</text:p>
          </table:table-cell>
          <table:table-cell office:value-type="float" office:value="0.000000140664" calcext:value-type="float">
            <text:p>1.41E-07</text:p>
          </table:table-cell>
          <table:table-cell table:formula="of:=[.D5]/[.B5]*100-100" office:value-type="float" office:value="-50" calcext:value-type="float">
            <text:p>-50.00</text:p>
          </table:table-cell>
          <table:table-cell table:formula="of:=[.E5]/[.C5]*100-100" office:value-type="float" office:value="-29.8724218901901" calcext:value-type="float">
            <text:p>-29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x4</text:p>
          </table:table-cell>
          <table:table-cell office:value-type="float" office:value="21" calcext:value-type="float">
            <text:p>21</text:p>
          </table:table-cell>
          <table:table-cell office:value-type="float" office:value="0.00000014685" calcext:value-type="float">
            <text:p>1.47E-07</text:p>
          </table:table-cell>
          <table:table-cell office:value-type="float" office:value="13" calcext:value-type="float">
            <text:p>13</text:p>
          </table:table-cell>
          <table:table-cell office:value-type="float" office:value="0.000000131257" calcext:value-type="float">
            <text:p>1.31E-07</text:p>
          </table:table-cell>
          <table:table-cell table:formula="of:=[.D6]/[.B6]*100-100" office:value-type="float" office:value="-38.0952380952381" calcext:value-type="float">
            <text:p>-38.10</text:p>
          </table:table-cell>
          <table:table-cell table:formula="of:=[.E6]/[.C6]*100-100" office:value-type="float" office:value="-10.6183180115764" calcext:value-type="float">
            <text:p>-1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key</text:p>
          </table:table-cell>
          <table:table-cell office:value-type="float" office:value="23" calcext:value-type="float">
            <text:p>23</text:p>
          </table:table-cell>
          <table:table-cell office:value-type="float" office:value="0.000000114366" calcext:value-type="float">
            <text:p>1.14E-07</text:p>
          </table:table-cell>
          <table:table-cell office:value-type="float" office:value="6" calcext:value-type="float">
            <text:p>6</text:p>
          </table:table-cell>
          <table:table-cell office:value-type="float" office:value="0.000000105905" calcext:value-type="float">
            <text:p>1.06E-07</text:p>
          </table:table-cell>
          <table:table-cell table:formula="of:=[.D7]/[.B7]*100-100" office:value-type="float" office:value="-73.9130434782609" calcext:value-type="float">
            <text:p>-73.91</text:p>
          </table:table-cell>
          <table:table-cell table:formula="of:=[.E7]/[.C7]*100-100" office:value-type="float" office:value="-7.39817778010948" calcext:value-type="float">
            <text:p>-7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ma</text:p>
          </table:table-cell>
          <table:table-cell office:value-type="float" office:value="36" calcext:value-type="float">
            <text:p>36</text:p>
          </table:table-cell>
          <table:table-cell office:value-type="float" office:value="0.000000411026" calcext:value-type="float">
            <text:p>4.11E-07</text:p>
          </table:table-cell>
          <table:table-cell office:value-type="float" office:value="13" calcext:value-type="float">
            <text:p>13</text:p>
          </table:table-cell>
          <table:table-cell office:value-type="float" office:value="0.000000253611" calcext:value-type="float">
            <text:p>2.54E-07</text:p>
          </table:table-cell>
          <table:table-cell table:formula="of:=[.D8]/[.B8]*100-100" office:value-type="float" office:value="-63.8888888888889" calcext:value-type="float">
            <text:p>-63.89</text:p>
          </table:table-cell>
          <table:table-cell table:formula="of:=[.E8]/[.C8]*100-100" office:value-type="float" office:value="-38.2980638694389" calcext:value-type="float">
            <text:p>-38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</text:p>
          </table:table-cell>
          <table:table-cell office:value-type="float" office:value="12" calcext:value-type="float">
            <text:p>12</text:p>
          </table:table-cell>
          <table:table-cell office:value-type="float" office:value="0.000000128741" calcext:value-type="float">
            <text:p>1.29E-07</text:p>
          </table:table-cell>
          <table:table-cell office:value-type="float" office:value="8" calcext:value-type="float">
            <text:p>8</text:p>
          </table:table-cell>
          <table:table-cell office:value-type="float" office:value="0.000000121457" calcext:value-type="float">
            <text:p>1.21E-07</text:p>
          </table:table-cell>
          <table:table-cell table:formula="of:=[.D9]/[.B9]*100-100" office:value-type="float" office:value="-33.3333333333333" calcext:value-type="float">
            <text:p>-33.33</text:p>
          </table:table-cell>
          <table:table-cell table:formula="of:=[.E9]/[.C9]*100-100" office:value-type="float" office:value="-5.65787122983355" calcext:value-type="float">
            <text:p>-5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q</text:p>
          </table:table-cell>
          <table:table-cell office:value-type="float" office:value="21" calcext:value-type="float">
            <text:p>21</text:p>
          </table:table-cell>
          <table:table-cell office:value-type="float" office:value="0.000000184201" calcext:value-type="float">
            <text:p>1.84E-07</text:p>
          </table:table-cell>
          <table:table-cell office:value-type="float" office:value="8" calcext:value-type="float">
            <text:p>8</text:p>
          </table:table-cell>
          <table:table-cell office:value-type="float" office:value="0.0000000882141" calcext:value-type="float">
            <text:p>8.82E-08</text:p>
          </table:table-cell>
          <table:table-cell table:formula="of:=[.D10]/[.B10]*100-100" office:value-type="float" office:value="-61.9047619047619" calcext:value-type="float">
            <text:p>-61.90</text:p>
          </table:table-cell>
          <table:table-cell table:formula="of:=[.E10]/[.C10]*100-100" office:value-type="float" office:value="-52.109869110374" calcext:value-type="float">
            <text:p>-52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ip</text:p>
          </table:table-cell>
          <table:table-cell office:value-type="float" office:value="23" calcext:value-type="float">
            <text:p>23</text:p>
          </table:table-cell>
          <table:table-cell office:value-type="float" office:value="0.0000000921452" calcext:value-type="float">
            <text:p>9.21E-08</text:p>
          </table:table-cell>
          <table:table-cell office:value-type="float" office:value="6" calcext:value-type="float">
            <text:p>6</text:p>
          </table:table-cell>
          <table:table-cell office:value-type="float" office:value="0.0000000797585" calcext:value-type="float">
            <text:p>7.98E-08</text:p>
          </table:table-cell>
          <table:table-cell table:formula="of:=[.D11]/[.B11]*100-100" office:value-type="float" office:value="-73.9130434782609" calcext:value-type="float">
            <text:p>-73.91</text:p>
          </table:table-cell>
          <table:table-cell table:formula="of:=[.E11]/[.C11]*100-100" office:value-type="float" office:value="-13.4425884365111" calcext:value-type="float">
            <text:p>-13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32" calcext:value-type="float">
            <text:p>32</text:p>
          </table:table-cell>
          <table:table-cell office:value-type="float" office:value="0.000000255168" calcext:value-type="float">
            <text:p>2.55E-07</text:p>
          </table:table-cell>
          <table:table-cell office:value-type="float" office:value="11" calcext:value-type="float">
            <text:p>11</text:p>
          </table:table-cell>
          <table:table-cell office:value-type="float" office:value="0.000000182579" calcext:value-type="float">
            <text:p>1.83E-07</text:p>
          </table:table-cell>
          <table:table-cell table:formula="of:=[.D12]/[.B12]*100-100" office:value-type="float" office:value="-65.625" calcext:value-type="float">
            <text:p>-65.63</text:p>
          </table:table-cell>
          <table:table-cell table:formula="of:=[.E12]/[.C12]*100-100" office:value-type="float" office:value="-28.4475326059694" calcext:value-type="float">
            <text:p>-28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5p</text:p>
          </table:table-cell>
          <table:table-cell office:value-type="float" office:value="22" calcext:value-type="float">
            <text:p>22</text:p>
          </table:table-cell>
          <table:table-cell office:value-type="float" office:value="0.000000128594" calcext:value-type="float">
            <text:p>1.29E-07</text:p>
          </table:table-cell>
          <table:table-cell office:value-type="float" office:value="14" calcext:value-type="float">
            <text:p>14</text:p>
          </table:table-cell>
          <table:table-cell office:value-type="float" office:value="0.000000109093" calcext:value-type="float">
            <text:p>1.09E-07</text:p>
          </table:table-cell>
          <table:table-cell table:formula="of:=[.D13]/[.B13]*100-100" office:value-type="float" office:value="-36.3636363636364" calcext:value-type="float">
            <text:p>-36.36</text:p>
          </table:table-cell>
          <table:table-cell table:formula="of:=[.E13]/[.C13]*100-100" office:value-type="float" office:value="-15.1647821826835" calcext:value-type="float">
            <text:p>-15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1010</text:p>
          </table:table-cell>
          <table:table-cell office:value-type="float" office:value="22" calcext:value-type="float">
            <text:p>22</text:p>
          </table:table-cell>
          <table:table-cell office:value-type="float" office:value="0.000000286546" calcext:value-type="float">
            <text:p>2.87E-07</text:p>
          </table:table-cell>
          <table:table-cell office:value-type="float" office:value="11" calcext:value-type="float">
            <text:p>11</text:p>
          </table:table-cell>
          <table:table-cell office:value-type="float" office:value="0.000000247535" calcext:value-type="float">
            <text:p>2.48E-07</text:p>
          </table:table-cell>
          <table:table-cell table:formula="of:=[.D14]/[.B14]*100-100" office:value-type="float" office:value="-50" calcext:value-type="float">
            <text:p>-50.00</text:p>
          </table:table-cell>
          <table:table-cell table:formula="of:=[.E14]/[.C14]*100-100" office:value-type="float" office:value="-13.6142190084664" calcext:value-type="float">
            <text:p>-1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sc</text:p>
          </table:table-cell>
          <table:table-cell office:value-type="float" office:value="27" calcext:value-type="float">
            <text:p>27</text:p>
          </table:table-cell>
          <table:table-cell office:value-type="float" office:value="0.000000300708" calcext:value-type="float">
            <text:p>3.01E-07</text:p>
          </table:table-cell>
          <table:table-cell office:value-type="float" office:value="13" calcext:value-type="float">
            <text:p>13</text:p>
          </table:table-cell>
          <table:table-cell office:value-type="float" office:value="0.000000168839" calcext:value-type="float">
            <text:p>1.69E-07</text:p>
          </table:table-cell>
          <table:table-cell table:formula="of:=[.D15]/[.B15]*100-100" office:value-type="float" office:value="-51.8518518518519" calcext:value-type="float">
            <text:p>-51.85</text:p>
          </table:table-cell>
          <table:table-cell table:formula="of:=[.E15]/[.C15]*100-100" office:value-type="float" office:value="-43.8528406294478" calcext:value-type="float">
            <text:p>-43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ex3</text:p>
          </table:table-cell>
          <table:table-cell office:value-type="float" office:value="20" calcext:value-type="float">
            <text:p>20</text:p>
          </table:table-cell>
          <table:table-cell office:value-type="float" office:value="0.000000134353" calcext:value-type="float">
            <text:p>1.34E-07</text:p>
          </table:table-cell>
          <table:table-cell office:value-type="float" office:value="12" calcext:value-type="float">
            <text:p>12</text:p>
          </table:table-cell>
          <table:table-cell office:value-type="float" office:value="0.000000106322" calcext:value-type="float">
            <text:p>1.06E-07</text:p>
          </table:table-cell>
          <table:table-cell table:formula="of:=[.D16]/[.B16]*100-100" office:value-type="float" office:value="-40" calcext:value-type="float">
            <text:p>-40.00</text:p>
          </table:table-cell>
          <table:table-cell table:formula="of:=[.E16]/[.C16]*100-100" office:value-type="float" office:value="-20.8636948933035" calcext:value-type="float">
            <text:p>-20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c</text:p>
          </table:table-cell>
          <table:table-cell office:value-type="float" office:value="34" calcext:value-type="float">
            <text:p>34</text:p>
          </table:table-cell>
          <table:table-cell office:value-type="float" office:value="0.000000316524" calcext:value-type="float">
            <text:p>3.17E-07</text:p>
          </table:table-cell>
          <table:table-cell office:value-type="float" office:value="18" calcext:value-type="float">
            <text:p>18</text:p>
          </table:table-cell>
          <table:table-cell office:value-type="float" office:value="0.000000238912" calcext:value-type="float">
            <text:p>2.39E-07</text:p>
          </table:table-cell>
          <table:table-cell table:formula="of:=[.D17]/[.B17]*100-100" office:value-type="float" office:value="-47.0588235294118" calcext:value-type="float">
            <text:p>-47.06</text:p>
          </table:table-cell>
          <table:table-cell table:formula="of:=[.E17]/[.C17]*100-100" office:value-type="float" office:value="-24.5200995817063" calcext:value-type="float">
            <text:p>-24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98</text:p>
          </table:table-cell>
          <table:table-cell office:value-type="float" office:value="22" calcext:value-type="float">
            <text:p>22</text:p>
          </table:table-cell>
          <table:table-cell office:value-type="float" office:value="0.000000297329" calcext:value-type="float">
            <text:p>2.97E-07</text:p>
          </table:table-cell>
          <table:table-cell office:value-type="float" office:value="8" calcext:value-type="float">
            <text:p>8</text:p>
          </table:table-cell>
          <table:table-cell office:value-type="float" office:value="0.00000019824" calcext:value-type="float">
            <text:p>1.98E-07</text:p>
          </table:table-cell>
          <table:table-cell table:formula="of:=[.D18]/[.B18]*100-100" office:value-type="float" office:value="-63.6363636363636" calcext:value-type="float">
            <text:p>-63.64</text:p>
          </table:table-cell>
          <table:table-cell table:formula="of:=[.E18]/[.C18]*100-100" office:value-type="float" office:value="-33.3263825593871" calcext:value-type="float">
            <text:p>-33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8417</text:p>
          </table:table-cell>
          <table:table-cell office:value-type="float" office:value="26" calcext:value-type="float">
            <text:p>26</text:p>
          </table:table-cell>
          <table:table-cell office:value-type="float" office:value="0.000000280717" calcext:value-type="float">
            <text:p>2.81E-07</text:p>
          </table:table-cell>
          <table:table-cell office:value-type="float" office:value="8" calcext:value-type="float">
            <text:p>8</text:p>
          </table:table-cell>
          <table:table-cell office:value-type="float" office:value="0.00000017733" calcext:value-type="float">
            <text:p>1.77E-07</text:p>
          </table:table-cell>
          <table:table-cell table:formula="of:=[.D19]/[.B19]*100-100" office:value-type="float" office:value="-69.2307692307692" calcext:value-type="float">
            <text:p>-69.23</text:p>
          </table:table-cell>
          <table:table-cell table:formula="of:=[.E19]/[.C19]*100-100" office:value-type="float" office:value="-36.8296184413484" calcext:value-type="float">
            <text:p>-36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8584.1</text:p>
          </table:table-cell>
          <table:table-cell office:value-type="float" office:value="38" calcext:value-type="float">
            <text:p>38</text:p>
          </table:table-cell>
          <table:table-cell office:value-type="float" office:value="0.000000209975" calcext:value-type="float">
            <text:p>2.10E-07</text:p>
          </table:table-cell>
          <table:table-cell office:value-type="float" office:value="9" calcext:value-type="float">
            <text:p>9</text:p>
          </table:table-cell>
          <table:table-cell office:value-type="float" office:value="0.000000127026" calcext:value-type="float">
            <text:p>1.27E-07</text:p>
          </table:table-cell>
          <table:table-cell table:formula="of:=[.D20]/[.B20]*100-100" office:value-type="float" office:value="-76.3157894736842" calcext:value-type="float">
            <text:p>-76.32</text:p>
          </table:table-cell>
          <table:table-cell table:formula="of:=[.E20]/[.C20]*100-100" office:value-type="float" office:value="-39.504226693654" calcext:value-type="float">
            <text:p>-39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23" calcext:value-type="float">
            <text:p>23</text:p>
          </table:table-cell>
          <table:table-cell office:value-type="float" office:value="0.000000139489" calcext:value-type="float">
            <text:p>1.39E-07</text:p>
          </table:table-cell>
          <table:table-cell office:value-type="float" office:value="12" calcext:value-type="float">
            <text:p>12</text:p>
          </table:table-cell>
          <table:table-cell office:value-type="float" office:value="0.000000126938" calcext:value-type="float">
            <text:p>1.27E-07</text:p>
          </table:table-cell>
          <table:table-cell table:formula="of:=[.D21]/[.B21]*100-100" office:value-type="float" office:value="-47.8260869565217" calcext:value-type="float">
            <text:p>-47.83</text:p>
          </table:table-cell>
          <table:table-cell table:formula="of:=[.E21]/[.C21]*100-100" office:value-type="float" office:value="-8.99784212375171" calcext:value-type="float">
            <text:p>-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a</text:p>
          </table:table-cell>
          <table:table-cell office:value-type="float" office:value="28" calcext:value-type="float">
            <text:p>28</text:p>
          </table:table-cell>
          <table:table-cell office:value-type="float" office:value="0.000000263932" calcext:value-type="float">
            <text:p>2.64E-07</text:p>
          </table:table-cell>
          <table:table-cell office:value-type="float" office:value="14" calcext:value-type="float">
            <text:p>14</text:p>
          </table:table-cell>
          <table:table-cell office:value-type="float" office:value="0.000000176058" calcext:value-type="float">
            <text:p>1.76E-07</text:p>
          </table:table-cell>
          <table:table-cell table:formula="of:=[.D22]/[.B22]*100-100" office:value-type="float" office:value="-50" calcext:value-type="float">
            <text:p>-50.00</text:p>
          </table:table-cell>
          <table:table-cell table:formula="of:=[.E22]/[.C22]*100-100" office:value-type="float" office:value="-33.294181834715" calcext:value-type="float">
            <text:p>-33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ng</text:p>
          </table:table-cell>
          <table:table-cell office:value-type="float" office:value="17" calcext:value-type="float">
            <text:p>17</text:p>
          </table:table-cell>
          <table:table-cell office:value-type="float" office:value="0.000000109238" calcext:value-type="float">
            <text:p>1.09E-07</text:p>
          </table:table-cell>
          <table:table-cell office:value-type="float" office:value="7" calcext:value-type="float">
            <text:p>7</text:p>
          </table:table-cell>
          <table:table-cell office:value-type="float" office:value="0.0000000900419" calcext:value-type="float">
            <text:p>9.00E-08</text:p>
          </table:table-cell>
          <table:table-cell table:formula="of:=[.D23]/[.B23]*100-100" office:value-type="float" office:value="-58.8235294117647" calcext:value-type="float">
            <text:p>-58.82</text:p>
          </table:table-cell>
          <table:table-cell table:formula="of:=[.E23]/[.C23]*100-100" office:value-type="float" office:value="-17.5727311008989" calcext:value-type="float">
            <text:p>-17.5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2">
      <number:number number:decimal-places="2" number:min-decimal-places="2" number:min-integer-digits="1"/>
      <number:text> %</number:text>
    </number:percentage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 style:data-style-name="N2" text:time-value="12:13:52.8613350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13:43:23.172853985</meta:creation-date>
    <dc:date>2022-02-27T13:24:01.730651862</dc:date>
    <meta:editing-duration>PT1H51M49S</meta:editing-duration>
    <meta:editing-cycles>14</meta:editing-cycles>
    <meta:generator>LibreOffice/7.3.1.1$Linux_X86_64 LibreOffice_project/30$Build-1</meta:generator>
    <meta:document-statistic meta:table-count="2" meta:cell-count="390" meta:object-count="0"/>
  </office:meta>
</office:document-meta>
</file>